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1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1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0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0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0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0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0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0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0256" calcext:value-type="float">
            <text:p>52.3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5496" calcext:value-type="float">
            <text:p>52.3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0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4264" calcext:value-type="float">
            <text:p>52.4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200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9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376" calcext:value-type="float">
            <text:p>52.9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9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8144" calcext:value-type="float">
            <text:p>52.9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9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9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016" calcext:value-type="float">
            <text:p>53.0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9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9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1128" calcext:value-type="float">
            <text:p>53.2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9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9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8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8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8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3424" calcext:value-type="float">
            <text:p>53.3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8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8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1816" calcext:value-type="float">
            <text:p>53.3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8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4864" calcext:value-type="float">
            <text:p>53.3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8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8768" calcext:value-type="float">
            <text:p>53.3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8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7912" calcext:value-type="float">
            <text:p>53.3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7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7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7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7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0584" calcext:value-type="float">
            <text:p>53.4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7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2672" calcext:value-type="float">
            <text:p>53.3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7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7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NHP-PL-161</text:p>
          </table:table-cell>
          <table:table-cell office:value-type="string" calcext:value-type="string">
            <text:p>195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